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>
        <office:forms form:automatic-focus="false" form:apply-design-mode="false"/>
        <draw:frame draw:style-name="standard" draw:layer="layout" svg:width="10cm" svg:height="10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0cm" fo:page-height="10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Jean-Paul Smets-Solanes</meta:initial-creator>
    <meta:creation-date>2007-02-17T14:02:09</meta:creation-date>
    <dc:creator>Jean-Paul Smets-Solanes</dc:creator>
    <dc:date>2007-02-18T15:41:18</dc:date>
    <dc:language>fr-FR</dc:language>
    <meta:editing-cycles>8</meta:editing-cycles>
    <meta:editing-duration>P1DT1H39M10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Sazanami Gothic'" style:font-style-name="Gothic-Regular" style:font-family-generic="swiss" style:font-pitch="variable" fo:font-size="18.3999996185303pt" fo:font-weight="normal" style:font-family-asian="Arial" style:font-pitch-asian="variable" style:font-size-asian="18.3999996185303pt" style:font-family-complex="Lucidasans" style:font-pitch-complex="variable" style:font-size-complex="18.3999996185303pt"/>
    </style:style>
    <style:style style:name="ch3" style:family="chart">
      <style:graphic-properties draw:fill="none" draw:fill-color="#ffffff"/>
      <style:text-properties fo:font-family="Arial" style:font-family-generic="swiss" style:font-pitch="variable" fo:font-size="8.5pt" style:font-family-asian="Arial" style:font-pitch-asian="variable" style:font-size-asian="8.5pt" style:font-family-complex="Lucidasans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Arial" style:font-pitch-asian="variable" style:font-size-asian="9.89999961853027pt" style:font-family-complex="Lucidasans" style:font-pitch-complex="variable" style:font-size-complex="9.8999996185302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89999961853027pt" style:font-family-asian="Arial" style:font-pitch-asian="variable" style:font-size-asian="9.89999961853027pt" style:font-family-complex="Lucidasans" style:font-pitch-complex="variable" style:font-size-complex="9.8999996185302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ff6f00" dr3d:edge-rounding="5%" dr3d:backface-culling="disabled"/>
      <style:text-properties fo:font-family="Arial" style:font-family-generic="swiss" style:font-pitch="variable" fo:font-size="8.39999961853027pt" style:font-family-asian="Arial" style:font-pitch-asian="variable" style:font-size-asian="8.39999961853027pt" style:font-family-complex="Lucidasans" style:font-pitch-complex="variable" style:font-size-complex="8.3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800080" dr3d:edge-rounding="5%" dr3d:backface-culling="disabled"/>
      <style:text-properties fo:font-family="Arial" style:font-family-generic="swiss" style:font-pitch="variable" fo:font-size="8.39999961853027pt" style:font-family-asian="Arial" style:font-pitch-asian="variable" style:font-size-asian="8.39999961853027pt" style:font-family-complex="Lucidasans" style:font-pitch-complex="variable" style:font-size-complex="8.39999961853027pt"/>
    </style:style>
    <style:style style:name="ch9" style:family="chart">
      <style:graphic-properties draw:stroke="none" draw:fill="none" draw:fill-color="#ffffff" draw:opacity="50%" draw:fill-image-width="0cm" draw:fill-image-height="0cm"/>
    </style:style>
    <style:style style:name="ch10" style:family="chart">
      <style:graphic-properties draw:stroke="none" draw:fill-color="#999999"/>
    </style:style>
  </office:automatic-styles>
  <office:body>
    <office:chart>
      <chart:chart svg:width="10.001cm" svg:height="10.001cm" chart:class="chart:bar" chart:style-name="ch1">
        <chart:title svg:x="3.043cm" svg:y="0.2cm" chart:style-name="ch2">
          <text:p>を重ねていた</text:p>
        </chart:title>
        <chart:legend chart:legend-position="end" svg:x="9.008cm" svg:y="4.521cm" chart:style-name="ch3"/>
        <chart:plot-area chart:style-name="ch4" table:cell-range-address="Sheet1.$A$1:.$A$1" chart:data-source-has-labels="both" chart:table-number-list="0" svg:x="0.2cm" svg:y="1.328cm" svg:width="8.409cm" svg:height="8.473cm">
          <chart:axis chart:dimension="x" chart:name="primary-x" chart:style-name="ch5">
            <chart:categories table:cell-range-address="local-table.A2:.A5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